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ancho</text:p>
          </table:table-cell>
          <table:table-cell office:value-type="float" office:value="2751" calcext:value-type="float">
            <text:p>2751</text:p>
          </table:table-cell>
          <table:table-cell table:formula="of:=[.B7]*(1024/2)/100" office:value-type="float" office:value="251.998545983279" calcext:value-type="float">
            <text:p>251,9985459833</text:p>
          </table:table-cell>
          <table:table-cell office:value-type="float" office:value="677" calcext:value-type="float">
            <text:p>6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to</text:p>
          </table:table-cell>
          <table:table-cell office:value-type="float" office:value="1306" calcext:value-type="float">
            <text:p>1306</text:p>
          </table:table-cell>
          <table:table-cell table:formula="of:=[.B11]*(486/2)/100" office:value-type="float" office:value="744.257274119449" calcext:value-type="float">
            <text:p>744,2572741194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/>
          <table:table-cell table:number-columns-repeated="3"/>
          <table:table-cell table:formula="of:=[.J4]*100/[.H4]" office:value-type="float" office:value="47.2555434387496" calcext:value-type="float">
            <text:p>47,25554343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ncho</text:p>
          </table:table-cell>
          <table:table-cell office:value-type="float" office:value="2751" calcext:value-type="float">
            <text:p>2751</text:p>
          </table:table-cell>
          <table:table-cell table:formula="of:=[.H3]*1024/100" office:value-type="float" office:value="483.896764812795" calcext:value-type="float">
            <text:p>483,8967648128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lto</text:p>
          </table:table-cell>
          <table:table-cell office:value-type="float" office:value="1306" calcext:value-type="float">
            <text:p>1306</text:p>
          </table:table-cell>
          <table:table-cell table:formula="of:=[.H6]*486/100" office:value-type="float" office:value="372.128637059724" calcext:value-type="float">
            <text:p>372,128637059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ncho</text:p>
          </table:table-cell>
          <table:table-cell table:formula="of:=[.B1]/2" office:value-type="float" office:value="1375.5" calcext:value-type="float">
            <text:p>1375,5</text:p>
          </table:table-cell>
          <table:table-cell table:number-columns-repeated="5"/>
          <table:table-cell table:formula="of:=[.J5]*100/[.H5]" office:value-type="float" office:value="76.5696784073507" calcext:value-type="float">
            <text:p>76,5696784074</text:p>
          </table:table-cell>
          <table:table-cell table:number-columns-repeated="2"/>
        </table:table-row>
        <table:table-row table:style-name="ro1">
          <table:table-cell/>
          <table:table-cell table:formula="of:=[.D1]*100/[.B6]" office:value-type="float" office:value="49.2184660123592" calcext:value-type="float">
            <text:p>49,2184660124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lto</text:p>
          </table:table-cell>
          <table:table-cell table:formula="of:=1306/2" office:value-type="float" office:value="653" calcext:value-type="float">
            <text:p>653</text:p>
          </table:table-cell>
          <table:table-cell table:number-columns-repeated="8"/>
        </table:table-row>
        <table:table-row table:style-name="ro1">
          <table:table-cell/>
          <table:table-cell table:formula="of:=[.D2]*100/[.B10]" office:value-type="float" office:value="306.278713629403" calcext:value-type="float">
            <text:p>306,2787136294</text:p>
          </table:table-cell>
          <table:table-cell table:number-columns-repeated="8"/>
        </table:table-row>
        <table:table-row table:style-name="ro1" table:number-rows-repeated="8">
          <table:table-cell table:number-columns-repeated="10"/>
        </table:table-row>
        <table:table-row table:style-name="ro1">
          <table:table-cell/>
          <table:table-cell table:formula="of:=658*100/2751" office:value-type="float" office:value="23.9185750636132" calcext:value-type="float">
            <text:p>23,9185750636</text:p>
          </table:table-cell>
          <table:table-cell table:number-columns-repeated="8"/>
        </table:table-row>
        <table:table-row table:style-name="ro1">
          <table:table-cell/>
          <table:table-cell table:formula="of:=23*1024/100" office:value-type="float" office:value="235.52" calcext:value-type="float">
            <text:p>235,5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11:40:44.373110854</meta:creation-date>
    <dc:date>2017-08-09T18:27:11.165550027</dc:date>
    <meta:editing-duration>PT1H43M31S</meta:editing-duration>
    <meta:editing-cycles>2</meta:editing-cycles>
    <meta:generator>LibreOffice/4.3.3.2$Linux_x86 LibreOffice_project/430m0$Build-2</meta:generator>
    <meta:document-statistic meta:table-count="1" meta:cell-count="26" meta:object-count="0"/>
  </office:meta>
</office:document-meta>
</file>